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c1c1c" draw:marker-start-width="0.279cm" draw:marker-end-width="0.279cm" draw:fill="none" draw:textarea-horizontal-align="justify" draw:textarea-vertical-align="middle" draw:auto-grow-height="false" fo:min-height="2.238cm" fo:min-width="3.25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3.433cm" fo:min-width="2.167cm" fo:padding-top="0.151cm" fo:padding-bottom="0.151cm" fo:padding-left="0.276cm" fo:padding-right="0.27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3.381cm" fo:min-width="2.115cm" fo:padding-top="0.151cm" fo:padding-bottom="0.151cm" fo:padding-left="0.276cm" fo:padding-right="0.276cm"/>
    </style:style>
    <style:style style:name="gr6" style:family="graphic" style:parent-style-name="standard">
      <style:graphic-properties svg:stroke-opacity="40%" draw:fill-color="#fcd4d1" draw:textarea-horizontal-align="justify" draw:textarea-vertical-align="middle" draw:auto-grow-height="false" fo:min-height="2.29cm" fo:min-width="10.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cd4d1"/>
      <style:paragraph-properties fo:text-align="center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2.27cm" svg:y="2.27cm">
          <text:p text:style-name="P1">Frame 0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1cm" svg:height="2.54cm" svg:x="2.27cm" svg:y="6.08cm">
          <text:p text:style-name="P1">Residual 0-1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81cm" svg:height="2.54cm" svg:x="2.27cm" svg:y="11.16cm">
          <text:p text:style-name="P1">New frame 1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2.54cm" svg:x="2.27cm" svg:y="14.97cm">
          <text:p text:style-name="P1">Residual 1-2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67cm" svg:height="3.683cm" svg:x="8.62cm" svg:y="3.667cm">
          <text:p text:style-name="P1">Decod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8cm" svg:y1="3.54cm" svg:x2="8.62cm" svg:y2="5.508cm" draw:start-shape="id1" draw:start-glue-point="1" draw:end-shape="id2" draw:end-glue-point="3" svg:d="M6080 3540h1270v1968h1270" svg:viewBox="0 0 2541 1969">
          <text:p/>
        </draw:connector>
        <draw:connector draw:style-name="gr4" draw:text-style-name="P2" draw:layer="layout" svg:x1="6.08cm" svg:y1="3.54cm" svg:x2="8.62cm" svg:y2="5.508cm" draw:start-shape="id1" draw:start-glue-point="1" draw:end-shape="id2" draw:end-glue-point="3" svg:d="M6080 3540h1270v1968h1270" svg:viewBox="0 0 2541 1969">
          <text:p/>
        </draw:connector>
        <draw:connector draw:style-name="gr4" draw:text-style-name="P2" draw:layer="layout" svg:x1="6.08cm" svg:y1="7.35cm" svg:x2="8.62cm" svg:y2="5.508cm" draw:start-shape="id3" draw:start-glue-point="1" draw:end-shape="id2" draw:end-glue-point="3" svg:d="M6080 7350h1270v-1842h1270" svg:viewBox="0 0 2541 1843">
          <text:p/>
        </draw:connector>
        <draw:connector draw:style-name="gr4" draw:text-style-name="P2" draw:layer="layout" svg:x1="11.287cm" svg:y1="5.508cm" svg:x2="4.175cm" svg:y2="11.16cm" draw:start-shape="id2" draw:start-glue-point="1" draw:end-shape="id4" draw:end-glue-point="0" svg:d="M11287 5508h526v3747h-7638v1905" svg:viewBox="0 0 7639 5653">
          <text:p/>
        </draw:connector>
        <draw:custom-shape draw:style-name="gr5" draw:text-style-name="P2" xml:id="id5" draw:id="id5" draw:layer="layout" svg:width="2.667cm" svg:height="3.683cm" svg:x="8.62cm" svg:y="12.43cm">
          <text:p text:style-name="P1">Decod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08cm" svg:y1="12.43cm" svg:x2="8.62cm" svg:y2="14.271cm" draw:start-shape="id4" draw:start-glue-point="1" draw:end-shape="id5" svg:d="M6080 12430h1270v1841h1270" svg:viewBox="0 0 2541 1842">
          <text:p/>
        </draw:connector>
        <draw:connector draw:style-name="gr4" draw:text-style-name="P2" draw:layer="layout" svg:x1="6.08cm" svg:y1="16.24cm" svg:x2="8.62cm" svg:y2="14.271cm" draw:start-shape="id6" draw:start-glue-point="1" draw:end-shape="id5" draw:end-glue-point="3" svg:d="M6080 16240h1270v-1969h1270" svg:viewBox="0 0 2541 1970">
          <text:p/>
        </draw:connector>
        <draw:custom-shape draw:style-name="gr1" draw:text-style-name="P2" xml:id="id7" draw:id="id7" draw:layer="layout" svg:width="3.81cm" svg:height="2.54cm" svg:x="2.27cm" svg:y="20.05cm">
          <text:p text:style-name="P1">New frame 2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81cm" svg:height="2.54cm" svg:x="2.27cm" svg:y="23.86cm">
          <text:p text:style-name="P1">Residual 2-3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2.667cm" svg:height="3.683cm" svg:x="8.62cm" svg:y="21.32cm">
          <text:p text:style-name="P1">Decod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08cm" svg:y1="21.32cm" svg:x2="8.62cm" svg:y2="23.161cm" draw:start-shape="id7" draw:start-glue-point="1" draw:end-shape="id8" svg:d="M6080 21320h1270v1841h1270" svg:viewBox="0 0 2541 1842">
          <text:p/>
        </draw:connector>
        <draw:connector draw:style-name="gr4" draw:text-style-name="P2" draw:layer="layout" svg:x1="6.08cm" svg:y1="25.13cm" svg:x2="8.62cm" svg:y2="23.161cm" draw:start-shape="id9" draw:start-glue-point="1" draw:end-shape="id8" draw:end-glue-point="3" svg:d="M6080 25130h1270v-1969h1270" svg:viewBox="0 0 2541 1970">
          <text:p/>
        </draw:connector>
        <draw:connector draw:style-name="gr4" draw:text-style-name="P2" draw:layer="layout" svg:x1="11.287cm" svg:y1="14.271cm" svg:x2="4.175cm" svg:y2="20.05cm" draw:start-shape="id5" draw:start-glue-point="1" draw:end-shape="id7" draw:end-glue-point="0" svg:d="M11287 14271h526v3810h-7638v1969" svg:viewBox="0 0 7639 5780">
          <text:p/>
        </draw:connector>
        <draw:custom-shape draw:style-name="gr6" draw:text-style-name="P3" xml:id="id10" draw:id="id10" draw:layer="layout" svg:width="11.43cm" svg:height="2.54cm" draw:transform="rotate (1.5707963267949) translate (16.24cm 20.023cm)">
          <text:p text:style-name="P1">Decompressed vide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11.287cm" svg:y1="5.508cm" svg:x2="16.24cm" svg:y2="14.308cm" draw:start-shape="id2" draw:start-glue-point="1" draw:end-shape="id10" draw:end-glue-point="0" svg:d="M11287 5508h2489v8800h2464" svg:viewBox="0 0 4954 8801">
          <text:p/>
        </draw:connector>
        <draw:connector draw:style-name="gr4" draw:text-style-name="P2" draw:layer="layout" svg:x1="11.287cm" svg:y1="14.271cm" svg:x2="16.24cm" svg:y2="14.308cm" draw:start-shape="id5" draw:start-glue-point="1" draw:end-shape="id10" draw:end-glue-point="0" svg:d="M11287 14271h2489v37h2464" svg:viewBox="0 0 4954 38">
          <text:p/>
        </draw:connector>
        <draw:connector draw:style-name="gr4" draw:text-style-name="P2" draw:layer="layout" svg:x1="11.287cm" svg:y1="23.161cm" svg:x2="16.24cm" svg:y2="14.308cm" draw:start-shape="id8" draw:start-glue-point="1" draw:end-shape="id10" draw:end-glue-point="0" svg:d="M11287 23161h2489v-8853h2464" svg:viewBox="0 0 4954 8854">
          <text:p/>
        </draw:connector>
      </draw:page>
      <draw:page draw:name="page2" draw:style-name="dp1" draw:master-page-name="Default">
        <draw:custom-shape draw:style-name="gr1" draw:text-style-name="P2" xml:id="id11" draw:id="id11" draw:layer="layout" svg:width="3.81cm" svg:height="2.54cm" svg:x="2.257cm" svg:y="6.588cm">
          <text:p text:style-name="P1">Frame 0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81cm" svg:height="2.54cm" svg:x="2.257cm" svg:y="10.398cm">
          <text:p text:style-name="P1">Residual 0-1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2.667cm" svg:height="3.683cm" svg:x="8.607cm" svg:y="7.985cm">
          <text:p text:style-name="P1">Decod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67cm" svg:y1="7.858cm" svg:x2="8.607cm" svg:y2="9.826cm" draw:start-shape="id11" draw:start-glue-point="1" draw:end-shape="id12" draw:end-glue-point="3" svg:d="M6067 7858h1270v1968h1270" svg:viewBox="0 0 2541 1969">
          <text:p/>
        </draw:connector>
        <draw:connector draw:style-name="gr4" draw:text-style-name="P2" draw:layer="layout" svg:x1="6.067cm" svg:y1="7.858cm" svg:x2="8.607cm" svg:y2="9.826cm" draw:start-shape="id11" draw:start-glue-point="1" draw:end-shape="id12" draw:end-glue-point="3" svg:d="M6067 7858h1270v1968h1270" svg:viewBox="0 0 2541 1969">
          <text:p/>
        </draw:connector>
        <draw:connector draw:style-name="gr4" draw:text-style-name="P2" draw:layer="layout" svg:x1="6.067cm" svg:y1="11.668cm" svg:x2="8.607cm" svg:y2="9.826cm" draw:start-shape="id13" draw:start-glue-point="1" draw:end-shape="id12" draw:end-glue-point="3" svg:d="M6067 11668h1270v-1842h1270" svg:viewBox="0 0 2541 1843">
          <text:p/>
        </draw:connector>
        <draw:custom-shape draw:style-name="gr1" draw:text-style-name="P2" xml:id="id14" draw:id="id14" draw:layer="layout" svg:width="3.81cm" svg:height="2.54cm" svg:x="14.97cm" svg:y="7.858cm">
          <text:p text:style-name="P1">PNG frame 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274cm" svg:y1="9.826cm" svg:x2="14.97cm" svg:y2="9.128cm" draw:start-shape="id12" draw:start-glue-point="1" draw:end-shape="id14" draw:end-glue-point="3" svg:d="M11274 9826h1848v-698h1848" svg:viewBox="0 0 3697 699">
          <text:p/>
        </draw:connector>
        <draw:frame draw:style-name="gr7" draw:text-style-name="P4" draw:layer="layout" svg:width="1.442cm" svg:height="1.953cm" svg:x="6.08cm" svg:y="4.683cm">
          <draw:text-box>
            <text:p><text:span text:style-name="T1">X</text:span></text:p>
          </draw:text-box>
        </draw:frame>
        <draw:frame draw:style-name="gr7" draw:text-style-name="P4" draw:layer="layout" svg:width="1.442cm" svg:height="1.953cm" svg:x="15.859cm" svg:y="4.81cm">
          <draw:text-box>
            <text:p><text:span text:style-name="T1">Y</text:span></text:p>
          </draw:text-box>
        </draw:frame>
        <draw:frame draw:style-name="gr8" draw:text-style-name="P5" draw:layer="layout" svg:width="14.425cm" svg:height="2.618cm" svg:x="3.54cm" svg:y="1.049cm">
          <draw:text-box>
            <text:p><text:span text:style-name="T2">Trai</text:span><text:span text:style-name="T2">nin</text:span><text:span text:style-name="T2">g </text:span><text:span text:style-name="T2">pha</text:span><text:span text:style-name="T2">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10:10:17.078567265</meta:creation-date>
    <dc:date>2020-05-10T10:19:46.138598360</dc:date>
    <meta:editing-duration>PT9M27S</meta:editing-duration>
    <meta:editing-cycles>7</meta:editing-cycles>
    <meta:generator>LibreOffice/6.0.7.3$Linux_X86_64 LibreOffice_project/00m0$Build-3</meta:generator>
    <meta:document-statistic meta:object-count="33"/>
  </office:meta>
</office:document-meta>
</file>